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twoBlade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thre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hashwat Chovatiya</presentation:footer-decl>
      <draw:page draw:name="page1" draw:style-name="dp1" draw:master-page-name="Default" presentation:presentation-page-layout-name="AL1T1" presentation:use-footer-name="ftr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OpenOffice Packag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tle: "OpenOffice: A Powerful Office Suite"</text:p>
              </text:list-item>
              <text:list-item>
                <text:p>Content:</text:p>
                <text:list>
                  <text:list-item>
                    <text:list>
                      <text:list-item>
                        <text:p>Brief overview of OpenOffice as an open-source office software suite.</text:p>
                      </text:list-item>
                      <text:list-item>
                        <text:p>Mention its compatibility with Microsoft Office and other office suites.</text:p>
                      </text:list-item>
                    </text:list>
                  </text:list-item>
                </text:list>
              </text:list-item>
              <text:list-item>
                <text:p>Slide Number: 1</text:p>
              </text:list-item>
              <text:list-item>
                <text:p>Date: 15-12-2024</text:p>
              </text:list-item>
            </text:list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Office Writer</text:p>
          </draw:text-box>
        </draw:frame>
        <draw:frame presentation:style-name="pr2" draw:text-style-name="P1" draw:layer="layout" svg:width="25.199cm" svg:height="13.9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itle: "OpenOffice Writer: Word Processing"</text:span></text:p>
              </text:list-item>
              <text:list-item>
                <text:p text:style-name="P1"><text:span text:style-name="T1">Content:</text:span></text:p>
                <text:list>
                  <text:list-item>
                    <text:list>
                      <text:list-item>
                        <text:p><text:span text:style-name="T1">Features of Writer, such as word processing capabilities.</text:span></text:p>
                      </text:list-item>
                      <text:list-item>
                        <text:p><text:span text:style-name="T1">Compatibility with various document formats (e.g., .doc, .docx)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Footer: Your Name</text:span></text:p>
              </text:list-item>
              <text:list-item>
                <text:p text:style-name="P1"><text:span text:style-name="T1">Slide Number: 2</text:span></text:p>
              </text:list-item>
              <text:list-item>
                <text:p text:style-name="P1"><text:span text:style-name="T1">Date: 15-12-2024</text:span></text:p>
              </text:list-item>
              <text:list-item>
                <text:p text:style-name="P1"><text:span text:style-name="T1">Design: Choose a template that represents a document or writing theme.</text:span></text:p>
              </text:list-item>
              <text:list-item>
                <text:p text:style-name="P1"><text:span text:style-name="T1">Animation: Use a subtle entrance animation for bullet point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presentation:use-footer-name="ftr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Office Impress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Title: "OpenOffice Impress: Creating Stunning Presentations"</text:span></text:p>
              </text:list-item>
              <text:list-item>
                <text:p text:style-name="P2"><text:span text:style-name="T2">Content:</text:span></text:p>
                <text:list>
                  <text:list-item>
                    <text:list>
                      <text:list-item>
                        <text:p><text:span text:style-name="T2">Overview of Impress as a presentation software.</text:span></text:p>
                      </text:list-item>
                      <text:list-item>
                        <text:p><text:span text:style-name="T2">Features like slide transitions, animations, and multimedia support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Footer: Your Name</text:span></text:p>
              </text:list-item>
              <text:list-item>
                <text:p text:style-name="P2"><text:span text:style-name="T2">Slide Number: 3</text:span></text:p>
              </text:list-item>
              <text:list-item>
                <text:p text:style-name="P2"><text:span text:style-name="T2">Date: 15-12-2024</text:span></text:p>
              </text:list-item>
              <text:list-item>
                <text:p text:style-name="P2"><text:span text:style-name="T2">Design: Use a template with vibrant colors and a dynamic layout.</text:span></text:p>
              </text:list-item>
              <text:list-item>
                <text:p text:style-name="P2"><text:span text:style-name="T2">Animation: Apply slide transition and entrance animations for key points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Office Calc (Spreadsheet)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Title: "OpenOffice Calc: Powerful Spreadsheet Software"</text:span></text:p>
              </text:list-item>
              <text:list-item>
                <text:p text:style-name="P2"><text:span text:style-name="T2">Content:</text:span></text:p>
                <text:list>
                  <text:list-item>
                    <text:list>
                      <text:list-item>
                        <text:p><text:span text:style-name="T2">Overview of Calc as a spreadsheet application.</text:span></text:p>
                      </text:list-item>
                      <text:list-item>
                        <text:p><text:span text:style-name="T2">Highlight features such as data analysis, charts, and formula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Footer: Your Name</text:span></text:p>
              </text:list-item>
              <text:list-item>
                <text:p text:style-name="P2"><text:span text:style-name="T2">Slide Number: 4</text:span></text:p>
              </text:list-item>
              <text:list-item>
                <text:p text:style-name="P2"><text:span text:style-name="T2">Date: 15-12-2024</text:span></text:p>
              </text:list-item>
              <text:list-item>
                <text:p text:style-name="P2"><text:span text:style-name="T2">Design: Opt for a template that reflects a spreadsheet or data-driven design.</text:span></text:p>
              </text:list-item>
              <text:list-item>
                <text:p text:style-name="P2"><text:span text:style-name="T2">Animation: Use an entrance animation for numerical data points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 presentation:use-footer-name="ftr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and Conclusion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Title: "Advantages of OpenOffice and Conclusion"</text:span></text:p>
              </text:list-item>
              <text:list-item>
                <text:p text:style-name="P2"><text:span text:style-name="T2">Content:</text:span></text:p>
                <text:list>
                  <text:list-item>
                    <text:list>
                      <text:list-item>
                        <text:p><text:span text:style-name="T2">Highlight the key advantages of using OpenOffice.</text:span></text:p>
                      </text:list-item>
                      <text:list-item>
                        <text:p><text:span text:style-name="T2">Conclude with a call-to-action or a summary of the suite's strength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Footer: Your Name</text:span></text:p>
              </text:list-item>
              <text:list-item>
                <text:p text:style-name="P2"><text:span text:style-name="T2">Slide Number: 5</text:span></text:p>
              </text:list-item>
              <text:list-item>
                <text:p text:style-name="P2"><text:span text:style-name="T2">Date: 15-12-2024</text:span></text:p>
              </text:list-item>
              <text:list-item>
                <text:p text:style-name="P2"><text:span text:style-name="T2">Design: Choose a template that reflects a professional and concluding tone.</text:span></text:p>
              </text:list-item>
              <text:list-item>
                <text:p text:style-name="P2"><text:span text:style-name="T2">Animation: Use a subtle fade-out animation for the closing statement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shwat Arvindbhai Chovatiya </meta:initial-creator>
    <meta:creation-date>2023-12-15T21:15:32</meta:creation-date>
    <meta:editing-duration>PT1H26M6S</meta:editing-duration>
    <meta:editing-cycles>10</meta:editing-cycles>
    <dc:date>2023-12-15T23:13:05</dc:date>
    <dc:creator>Shashwat Arvindbhai Chovatiya </dc:creator>
    <meta:generator>OpenOffice/4.1.14$Unix OpenOffice.org_project/4114m1$Build-9811</meta:generator>
    <meta:document-statistic meta:object-count="41"/>
  </office:meta>
</office:document-meta>
</file>